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solid" draw:fill-color="#eeeeee" draw:textarea-horizontal-align="justify" draw:textarea-vertical-align="middle" draw:auto-grow-height="false" fo:min-height="0.385cm" fo:min-width="19.09cm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13cm" loext:decorative="false"/>
      <style:paragraph-properties style:writing-mode="lr-tb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5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in-height="0.5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in-height="0.475cm" loext:decorative="false"/>
      <style:paragraph-properties style:writing-mode="lr-tb"/>
    </style:style>
    <style:style style:name="gr7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39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in-height="0.561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703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703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70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394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in-height="0.59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in-height="0.574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5cm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fo:font-weight="bold" style:font-size-asian="44pt" style:font-weight-asian="bold" style:font-size-complex="44pt" style:font-weight-complex="bold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="solid" draw:fill-color="#eeeeee"/>
      <style:text-properties fo:color="#2a6099" loext:opacity="100%" fo:font-size="13pt" fo:letter-spacing="0.071cm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eeeeee"/>
      <style:text-properties fo:font-size="12pt" fo:font-weight="bold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eeeeee"/>
      <style:paragraph-properties fo:text-align="end"/>
      <style:text-properties fo:font-size="12pt" fo:font-weight="bold" style:font-size-asian="13pt" style:font-size-complex="13pt"/>
    </style:style>
    <style:style style:name="P11" style:family="paragraph">
      <loext:graphic-properties draw:fill="solid" draw:fill-color="#eeeeee"/>
      <style:text-properties fo:color="#2a6099" loext:opacity="100%" fo:font-size="12pt" fo:font-weight="bold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127cm" fo:margin-bottom="0.127cm"/>
    </style:style>
    <style:style style:name="P14" style:family="paragraph">
      <loext:graphic-properties draw:fill="none" draw:fill-color="#ffffff"/>
      <style:paragraph-properties fo:margin-top="0.127cm" fo:margin-bottom="0.127cm" fo:text-align="end"/>
      <style:text-properties fo:font-size="10pt" style:font-size-asian="16pt" style:font-size-complex="16pt"/>
    </style:style>
    <style:style style:name="P15" style:family="paragraph">
      <loext:graphic-properties draw:fill="solid" draw:fill-color="#eeeeee"/>
      <style:text-properties fo:color="#2a6099" loext:opacity="100%" fo:font-size="13pt" fo:letter-spacing="0.071cm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fo:margin-top="0.127cm" fo:margin-bottom="0.127cm" fo:text-align="end"/>
      <style:text-properties fo:font-size="10pt" style:font-size-asian="14pt" style:font-size-complex="14pt"/>
    </style:style>
    <style:style style:name="P17" style:family="paragraph">
      <style:paragraph-properties fo:margin-top="0.127cm" fo:margin-bottom="0.127cm" fo:text-align="start"/>
    </style:style>
    <style:style style:name="P18" style:family="paragraph">
      <loext:graphic-properties draw:fill="none" draw:fill-color="#ffffff"/>
      <style:paragraph-properties fo:margin-top="0.127cm" fo:margin-bottom="0.127cm" fo:text-align="start"/>
      <style:text-properties fo:font-size="10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font-size="12pt"/>
    </style:style>
    <style:style style:name="P20" style:family="paragraph">
      <loext:graphic-properties draw:fill="none" draw:fill-color="#ffffff"/>
      <style:paragraph-properties fo:margin-top="0.127cm" fo:margin-bottom="0.127cm" fo:text-align="end"/>
      <style:text-properties fo:font-size="10pt"/>
    </style:style>
    <style:style style:name="P21" style:family="paragraph">
      <style:paragraph-properties fo:margin-top="0.203cm" fo:margin-bottom="0.203cm"/>
    </style:style>
    <style:style style:name="T1" style:family="text">
      <style:text-properties fo:font-size="26pt" fo:font-weight="bold" style:font-size-asian="44pt" style:font-weight-asian="bold" style:font-size-complex="44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2a6099" loext:opacity="100%" fo:font-size="13pt" fo:letter-spacing="0.071cm" fo:font-weight="bold" style:font-size-asian="13pt" style:font-weight-asian="bold" style:font-size-complex="13pt" style:font-weight-complex="bold"/>
    </style:style>
    <style:style style:name="T6" style:family="text">
      <style:text-properties fo:font-size="12pt" fo:font-weight="bold" style:font-size-asian="13pt" style:font-size-complex="13pt"/>
    </style:style>
    <style:style style:name="T7" style:family="text">
      <style:text-properties fo:color="#2a6099" loext:opacity="100%" fo:font-size="12pt" fo:font-weight="bold" style:font-size-asian="13pt" style:font-size-complex="13pt"/>
    </style:style>
    <style:style style:name="T8" style:family="text">
      <style:text-properties fo:font-size="10pt" style:font-size-asian="16pt" style:font-size-complex="16pt"/>
    </style:style>
    <style:style style:name="T9" style:family="text">
      <style:text-properties fo:color="#2a6099" loext:opacity="100%" fo:font-size="13pt" fo:letter-spacing="0.071cm" fo:font-weight="bold" style:font-size-asian="12pt" style:font-weight-asian="bold" style:font-size-complex="12pt" style:font-weight-complex="bold"/>
    </style:style>
    <style:style style:name="T10" style:family="text">
      <style:text-properties fo:font-size="10pt" style:font-size-asian="14pt" style:font-size-complex="14pt"/>
    </style:style>
    <style:style style:name="T11" style:family="text">
      <style:text-properties fo:font-size="10pt" style:font-size-asian="18pt" style:font-size-complex="18pt"/>
    </style:style>
    <style:style style:name="T12" style:family="text">
      <style:text-properties fo:font-size="10pt"/>
    </style:style>
    <style:style style:name="T13" style:family="text">
      <style:text-properties fo:font-size="10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0.635cm" svg:x="1cm" svg:y="7.3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95cm" svg:height="1.276cm" svg:x="5.398cm" svg:y="0.802cm">
          <draw:text-box>
            <text:p text:style-name="P2"><text:span text:style-name="T1">Collin Kravig</text:span></text:p>
          </draw:text-box>
        </draw:frame>
        <draw:frame draw:style-name="gr3" draw:text-style-name="P5" draw:layer="layout" svg:width="16.827cm" svg:height="0.763cm" svg:x="2.382cm" svg:y="1.943cm">
          <draw:text-box>
            <text:p text:style-name="P4"><text:span text:style-name="T2"><text:a xlink:href="tel:2626649655" xlink:type="simple">262-664-9655</text:a></text:span><text:span text:style-name="T3"><text:s/></text:span><text:span text:style-name="T2">| </text:span><text:span text:style-name="T2"><text:a xlink:href="mailto:ckravig@gmail.com" xlink:type="simple">ckravig@gmail.com</text:a></text:span><text:span text:style-name="T4"><text:s/></text:span><text:span text:style-name="T2">| </text:span><text:span text:style-name="T2"><text:a xlink:href="https://www.linkedin.com/in/ckravig" xlink:type="simple">linkedin.com/in/ckravig</text:a></text:span><text:span text:style-name="T4"><text:s/></text:span><text:span text:style-name="T2">| </text:span><text:span text:style-name="T2"><text:a xlink:href="https://ckravig.com/" xlink:type="simple">ckravig.com</text:a></text:span></text:p>
          </draw:text-box>
        </draw:frame>
        <draw:line draw:style-name="gr4" draw:text-style-name="P6" draw:layer="layout" svg:x1="1cm" svg:y1="2.975cm" svg:x2="20.59cm" svg:y2="2.975cm">
          <text:p/>
        </draw:line>
        <draw:frame draw:style-name="gr5" draw:text-style-name="P7" draw:layer="layout" svg:width="19.59cm" svg:height="0.763cm" svg:x="1cm" svg:y="6.666cm">
          <draw:text-box>
            <text:p><text:span text:style-name="T5">PROFESSIONAL EXPERIENCE</text:span></text:p>
          </draw:text-box>
        </draw:frame>
        <draw:frame draw:style-name="gr6" draw:text-style-name="P8" draw:layer="layout" svg:width="9.525cm" svg:height="0.725cm" svg:x="1cm" svg:y="7.458cm">
          <draw:text-box>
            <text:p><text:span text:style-name="T6">Modine Manufacturing Company</text:span></text:p>
          </draw:text-box>
        </draw:frame>
        <draw:frame draw:style-name="gr6" draw:text-style-name="P10" draw:layer="layout" svg:width="10.16cm" svg:height="0.725cm" svg:x="10.407cm" svg:y="7.466cm">
          <draw:text-box>
            <text:p text:style-name="P9"><text:span text:style-name="T6">Sept. 2022 - Present</text:span></text:p>
          </draw:text-box>
        </draw:frame>
        <draw:frame draw:style-name="gr6" draw:text-style-name="P11" draw:layer="layout" svg:width="19.59cm" svg:height="0.725cm" svg:x="1cm" svg:y="8.06cm">
          <draw:text-box>
            <text:p><text:span text:style-name="T7">Systems Engineer</text:span></text:p>
          </draw:text-box>
        </draw:frame>
        <draw:line draw:style-name="gr7" draw:text-style-name="P12" draw:layer="layout" svg:x1="1cm" svg:y1="7.432cm" svg:x2="20.59cm" svg:y2="7.432cm">
          <text:p/>
        </draw:line>
        <draw:frame draw:style-name="gr8" draw:text-style-name="P14" draw:layer="layout" svg:width="19.59cm" svg:height="6.642cm" svg:x="1cm" svg:y="8.785cm">
          <draw:text-box>
            <text:list text:style-name="L1">
              <text:list-item>
                <text:p text:style-name="P13"><text:span text:style-name="T8">Engineered and Administered RDP services hosted with Microsoft ISS.</text:span></text:p>
              </text:list-item>
              <text:list-item>
                <text:p text:style-name="P13"><text:span text:style-name="T8">Responsible for user account creation automation and GUI’s.</text:span></text:p>
              </text:list-item>
              <text:list-item>
                <text:p text:style-name="P13"><text:span text:style-name="T8">Utilize and maintain a Nutanix &amp; PowerEdge server environment.</text:span></text:p>
              </text:list-item>
              <text:list-item>
                <text:p text:style-name="P13"><text:span text:style-name="T8">Engineered and maintained Azure Automations utilizing cloud and hybrid workers.</text:span></text:p>
              </text:list-item>
              <text:list-item>
                <text:p text:style-name="P13"><text:span text:style-name="T8">Assisted in the integration of SuccessFactors into our existing infrastructure.</text:span></text:p>
              </text:list-item>
              <text:list-item>
                <text:p text:style-name="P13"><text:span text:style-name="T8">Engineered syncing features between our git repo and prod file share utilizing git hooks and rsync.</text:span></text:p>
              </text:list-item>
              <text:list-item>
                <text:p text:style-name="P13"><text:span text:style-name="T8">Provided 2nd and 3rd-level technical support and troubleshooting.</text:span></text:p>
              </text:list-item>
              <text:list-item>
                <text:p text:style-name="P13"><text:span text:style-name="T8">Implemented, developed, and tested migrations of web servers, and application servers on physical hardware devices and Nutanix virtual environment.</text:span></text:p>
              </text:list-item>
              <text:list-item>
                <text:p text:style-name="P13"><text:span text:style-name="T8">Handled the process of selecting server hardware specifications and generating quotes.</text:span></text:p>
              </text:list-item>
              <text:list-item>
                <text:p text:style-name="P13"><text:span text:style-name="T8">Automation using: PowerShell, Bash, Python, etc… Leveraging: Crontab, Azure Automation, Task Scheduler, etc… </text:span></text:p>
              </text:list-item>
            </text:list>
          </draw:text-box>
        </draw:frame>
        <draw:frame draw:style-name="gr9" draw:text-style-name="P15" draw:layer="layout" svg:width="19.59cm" svg:height="0.811cm" svg:x="1cm" svg:y="3.046cm">
          <draw:text-box>
            <text:p><text:span text:style-name="T9">CORE COMPETENCIES</text:span></text:p>
          </draw:text-box>
        </draw:frame>
        <draw:line draw:style-name="gr7" draw:text-style-name="P12" draw:layer="layout" svg:x1="1cm" svg:y1="3.833cm" svg:x2="20.59cm" svg:y2="3.833cm">
          <text:p/>
        </draw:line>
        <draw:frame draw:style-name="gr10" draw:text-style-name="P16" draw:layer="layout" svg:width="6.032cm" svg:height="2.953cm" svg:x="1cm" svg:y="3.762cm">
          <draw:text-box>
            <text:list text:style-name="L1">
              <text:list-item>
                <text:p text:style-name="P13"><text:span text:style-name="T10">Windows/Linux</text:span></text:p>
              </text:list-item>
              <text:list-item>
                <text:p text:style-name="P13"><text:span text:style-name="T10">Virtualization</text:span></text:p>
              </text:list-item>
              <text:list-item>
                <text:p text:style-name="P13"><text:span text:style-name="T10">Containerization</text:span></text:p>
              </text:list-item>
              <text:list-item>
                <text:p text:style-name="P13"><text:span text:style-name="T10">Hypervisors</text:span></text:p>
              </text:list-item>
              <text:list-item>
                <text:p text:style-name="P13"><text:span text:style-name="T10">Active Directory</text:span></text:p>
              </text:list-item>
            </text:list>
          </draw:text-box>
        </draw:frame>
        <draw:frame draw:style-name="gr11" draw:text-style-name="P16" draw:layer="layout" svg:width="6.985cm" svg:height="2.953cm" svg:x="7.032cm" svg:y="3.762cm">
          <draw:text-box>
            <text:list text:style-name="L1">
              <text:list-item>
                <text:p text:style-name="P13"><text:span text:style-name="T10">PowerShell/Scripting</text:span></text:p>
              </text:list-item>
              <text:list-item>
                <text:p text:style-name="P13"><text:span text:style-name="T10">Programming Languages</text:span></text:p>
              </text:list-item>
              <text:list-item>
                <text:p text:style-name="P13"><text:span text:style-name="T10">Azure</text:span></text:p>
              </text:list-item>
              <text:list-item>
                <text:p text:style-name="P13"><text:span text:style-name="T10">Git</text:span></text:p>
              </text:list-item>
              <text:list-item>
                <text:p text:style-name="P13"><text:span text:style-name="T10">Server Management</text:span></text:p>
              </text:list-item>
            </text:list>
          </draw:text-box>
        </draw:frame>
        <draw:frame draw:style-name="gr12" draw:text-style-name="P16" draw:layer="layout" svg:width="6.57cm" svg:height="2.953cm" svg:x="14.017cm" svg:y="3.762cm">
          <draw:text-box>
            <text:list text:style-name="L1">
              <text:list-item>
                <text:p text:style-name="P13"><text:span text:style-name="T10">SCCM</text:span></text:p>
              </text:list-item>
              <text:list-item>
                <text:p text:style-name="P13"><text:span text:style-name="T10">Cloudflare</text:span></text:p>
              </text:list-item>
              <text:list-item>
                <text:p text:style-name="P13"><text:span text:style-name="T10">Ticket Management</text:span></text:p>
              </text:list-item>
              <text:list-item>
                <text:p text:style-name="P13"><text:span text:style-name="T10">DNS &amp; DHCP</text:span></text:p>
              </text:list-item>
              <text:list-item>
                <text:p text:style-name="P13"><text:span text:style-name="T10">Automation</text:span></text:p>
              </text:list-item>
            </text:list>
          </draw:text-box>
        </draw:frame>
        <draw:frame draw:style-name="gr6" draw:text-style-name="P11" draw:layer="layout" svg:width="19.59cm" svg:height="0.725cm" svg:x="1cm" svg:y="14.999cm">
          <draw:text-box>
            <text:p><text:span text:style-name="T7">IT Operations Intern</text:span></text:p>
          </draw:text-box>
        </draw:frame>
        <draw:frame draw:style-name="gr13" draw:text-style-name="P18" draw:layer="layout" svg:width="19.59cm" svg:height="3.644cm" svg:x="1cm" svg:y="15.656cm">
          <draw:text-box>
            <text:list text:style-name="L1">
              <text:list-item>
                <text:p text:style-name="P17"><text:span text:style-name="T11">Managed user email in Exchange on prem and online.</text:span></text:p>
              </text:list-item>
              <text:list-item>
                <text:p text:style-name="P17"><text:span text:style-name="T11">Utilized Cherwell Service Management to handle customer tickets.</text:span></text:p>
              </text:list-item>
              <text:list-item>
                <text:p text:style-name="P17"><text:span text:style-name="T11">Collaborated closely with my team to optimize processes and enhance efficiency.</text:span></text:p>
              </text:list-item>
              <text:list-item>
                <text:p text:style-name="P17"><text:span text:style-name="T11">Managed user account life-cycles in Active Directory.</text:span></text:p>
              </text:list-item>
              <text:list-item>
                <text:p text:style-name="P17"><text:span text:style-name="T11">Implemented automation workflows using Cherwell One-Steps and PowerShell Scripts, resulting in substantial productivity gains for our team.</text:span></text:p>
              </text:list-item>
              <text:list-item>
                <text:p text:style-name="P17"><text:span text:style-name="T11">Provision VPN access for new users</text:span></text:p>
              </text:list-item>
            </text:list>
          </draw:text-box>
        </draw:frame>
        <draw:frame draw:style-name="gr5" draw:text-style-name="P7" draw:layer="layout" svg:width="19.59cm" svg:height="0.763cm" svg:x="1cm" svg:y="19.137cm">
          <draw:text-box>
            <text:p><text:span text:style-name="T5">PERSONAL &amp; EDUCATIONAL EXPERIENCE</text:span></text:p>
          </draw:text-box>
        </draw:frame>
        <draw:line draw:style-name="gr7" draw:text-style-name="P19" draw:layer="layout" svg:x1="1cm" svg:y1="19.838cm" svg:x2="20.59cm" svg:y2="19.838cm">
          <text:p/>
        </draw:line>
        <draw:frame draw:style-name="gr14" draw:text-style-name="P20" draw:layer="layout" svg:width="9.842cm" svg:height="3.25cm" svg:x="1cm" svg:y="19.883cm">
          <draw:text-box>
            <text:list text:style-name="L1">
              <text:list-item>
                <text:p text:style-name="P13"><text:span text:style-name="T12">Proxmox (Linux Hypervisor)</text:span></text:p>
              </text:list-item>
              <text:list-item>
                <text:p text:style-name="P13"><text:span text:style-name="T12">Networking with Ubiquiti hardware</text:span></text:p>
              </text:list-item>
              <text:list-item>
                <text:p text:style-name="P13"><text:span text:style-name="T12">VLAN management</text:span></text:p>
              </text:list-item>
              <text:list-item>
                <text:p text:style-name="P13"><text:span text:style-name="T13">NGINX</text:span></text:p>
              </text:list-item>
              <text:list-item>
                <text:p text:style-name="P13"><text:span text:style-name="T12">VPN management</text:span></text:p>
              </text:list-item>
              <text:list-item>
                <text:p text:style-name="P13"><text:span text:style-name="T12">Snapshots</text:span></text:p>
              </text:list-item>
            </text:list>
          </draw:text-box>
        </draw:frame>
        <draw:frame draw:style-name="gr15" draw:text-style-name="P20" draw:layer="layout" svg:width="9.842cm" svg:height="3.25cm" svg:x="10.748cm" svg:y="19.886cm">
          <draw:text-box>
            <text:list text:style-name="L1">
              <text:list-item>
                <text:p text:style-name="P13"><text:span text:style-name="T12">ZFS</text:span></text:p>
              </text:list-item>
              <text:list-item>
                <text:p text:style-name="P13"><text:span text:style-name="T12">UPS integration and maintenance</text:span></text:p>
              </text:list-item>
              <text:list-item>
                <text:p text:style-name="P13"><text:span text:style-name="T12">Files shares and ACL’s</text:span></text:p>
              </text:list-item>
              <text:list-item>
                <text:p text:style-name="P13"><text:span text:style-name="T12">File recovery</text:span></text:p>
              </text:list-item>
              <text:list-item>
                <text:p text:style-name="P13"><text:span text:style-name="T12">Web Development</text:span></text:p>
              </text:list-item>
              <text:list-item>
                <text:p text:style-name="P13"><text:span text:style-name="T12">Remote backups</text:span></text:p>
              </text:list-item>
            </text:list>
          </draw:text-box>
        </draw:frame>
        <draw:frame draw:style-name="gr5" draw:text-style-name="P7" draw:layer="layout" svg:width="19.59cm" svg:height="0.763cm" svg:x="1cm" svg:y="23.203cm">
          <draw:text-box>
            <text:p><text:span text:style-name="T5">ACADEMIC ACHIEVEMENTS</text:span></text:p>
          </draw:text-box>
        </draw:frame>
        <draw:frame draw:style-name="gr16" draw:text-style-name="P8" draw:layer="layout" svg:width="9.525cm" svg:height="0.841cm" svg:x="1cm" svg:y="23.763cm">
          <draw:text-box>
            <text:p><text:span text:style-name="T6">University of Wisconsin – Parkside </text:span></text:p>
          </draw:text-box>
        </draw:frame>
        <draw:frame draw:style-name="gr6" draw:text-style-name="P11" draw:layer="layout" svg:width="19.59cm" svg:height="0.725cm" svg:x="1cm" svg:y="24.365cm">
          <draw:text-box>
            <text:p><text:span text:style-name="T7">Bachelor's of Computer Science</text:span></text:p>
          </draw:text-box>
        </draw:frame>
        <draw:frame draw:style-name="gr17" draw:text-style-name="P10" draw:layer="layout" svg:width="10.16cm" svg:height="0.824cm" svg:x="10.407cm" svg:y="23.78cm">
          <draw:text-box>
            <text:p text:style-name="P9"><text:span text:style-name="T6">2019 - 2023</text:span></text:p>
          </draw:text-box>
        </draw:frame>
        <draw:line draw:style-name="gr7" draw:text-style-name="P19" draw:layer="layout" svg:x1="1cm" svg:y1="23.88cm" svg:x2="20.59cm" svg:y2="23.88cm">
          <text:p/>
        </draw:line>
        <draw:frame draw:style-name="gr18" draw:text-style-name="P20" draw:layer="layout" svg:width="19.59cm" svg:height="2.005cm" svg:x="1cm" svg:y="25.065cm">
          <draw:text-box>
            <text:list text:style-name="L1">
              <text:list-item>
                <text:p text:style-name="P13"><text:span text:style-name="T12">Unix System Administration Certificate</text:span></text:p>
              </text:list-item>
              <text:list-item>
                <text:p text:style-name="P21"><text:span text:style-name="T12">Member of the DevOps team, integrated CICD pipelines for the Dev teams using Jenkins, GitHub and AWS.</text:span></text:p>
              </text:list-item>
              <text:list-item>
                <text:p text:style-name="P21"><text:span text:style-name="T12">Academic Excellence Award – Computers (High School)</text:span></text:p>
              </text:list-item>
            </text:list>
          </draw:text-box>
        </draw:frame>
        <draw:frame draw:style-name="gr6" draw:text-style-name="P8" draw:layer="layout" svg:width="9.525cm" svg:height="0.725cm" svg:x="1cm" svg:y="14.427cm">
          <draw:text-box>
            <text:p><text:span text:style-name="T6">Modine Manufacturing Company</text:span></text:p>
          </draw:text-box>
        </draw:frame>
        <draw:frame draw:style-name="gr6" draw:text-style-name="P10" draw:layer="layout" svg:width="10.16cm" svg:height="0.725cm" svg:x="10.407cm" svg:y="14.435cm">
          <draw:text-box>
            <text:p text:style-name="P9"><text:span text:style-name="T6">Jan. 2020 – Sept. 20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1" draw:text-style-name="MP2" draw:layer="backgroundobjects" svg:width="13.24cm" svg:height="1.199cm" svg:x="7.35cm" svg:y="26.3cm">
        <draw:text-box>
          <text:p text:style-name="MP1"><text:span text:style-name="MT1">Collin Kravig | Resume | Confidential | Page </text:span><text:span text:style-name="MT1"><text:page-number>&lt;number&gt;</text:page-number></text:span><text:span text:style-name="MT1">/</text:span><text:span text:style-name="MT1"><text:page-count>1</text:page-count></text:span></text:p>
        </draw:text-box>
      </draw:frame>
    </style:master-page>
    <style:master-page style:name="Default_20_2" style:display-name="Default 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Default_20_1" style:display-name="Default 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5T15:00:11.126000000</meta:creation-date>
    <dc:date>2024-05-17T10:11:13.833000000</dc:date>
    <meta:editing-duration>PT1H10M41S</meta:editing-duration>
    <meta:editing-cycles>14</meta:editing-cycles>
    <meta:generator>LibreOffice/7.6.4.1$Windows_X86_64 LibreOffice_project/e19e193f88cd6c0525a17fb7a176ed8e6a3e2aa1</meta:generator>
    <meta:document-statistic meta:object-count="30"/>
  </office:meta>
</office:document-meta>
</file>